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73737" style:font-name="Montserrat" fo:font-size="10.5pt" fo:letter-spacing="normal" fo:font-style="normal" fo:font-weight="normal" officeooo:rsid="00153987" officeooo:paragraph-rsid="00153987" loext:padding="0in" loext:border="none"/>
    </style:style>
    <style:style style:name="P2" style:family="paragraph" style:parent-style-name="Standard">
      <style:text-properties fo:font-variant="normal" fo:text-transform="none" fo:color="#373737" style:font-name="Montserrat" fo:font-size="10.5pt" fo:letter-spacing="normal" fo:font-style="normal" fo:font-weight="normal" officeooo:rsid="00153987" officeooo:paragraph-rsid="001af964" loext:padding="0in" loext:border="none"/>
    </style:style>
    <style:style style:name="P3" style:family="paragraph" style:parent-style-name="Standard">
      <style:text-properties fo:font-variant="normal" fo:text-transform="none" fo:color="#373737" style:font-name="Montserrat" fo:font-size="10.5pt" fo:letter-spacing="normal" fo:font-style="normal" fo:font-weight="normal" officeooo:rsid="00153987" officeooo:paragraph-rsid="001ccef5" loext:padding="0in" loext:border="none"/>
    </style:style>
    <style:style style:name="P4" style:family="paragraph" style:parent-style-name="Standard">
      <style:text-properties fo:font-variant="normal" fo:text-transform="none" fo:color="#373737" style:font-name="Montserrat" fo:font-size="10.5pt" fo:letter-spacing="normal" fo:font-style="normal" fo:font-weight="normal" officeooo:rsid="0016d930" officeooo:paragraph-rsid="0016d930" loext:padding="0in" loext:border="none"/>
    </style:style>
    <style:style style:name="P5" style:family="paragraph" style:parent-style-name="Standard">
      <style:text-properties fo:font-variant="normal" fo:text-transform="none" fo:color="#373737" style:font-name="Montserrat" fo:font-size="12pt" fo:letter-spacing="normal" fo:font-style="normal" fo:font-weight="normal" officeooo:rsid="00153987" officeooo:paragraph-rsid="001ccef5" style:font-size-asian="12pt" style:font-size-complex="12pt" loext:padding="0in" loext:border="none"/>
    </style:style>
    <style:style style:name="P6" style:family="paragraph" style:parent-style-name="Standard">
      <style:text-properties fo:font-variant="normal" fo:text-transform="none" fo:color="#373737" style:font-name="Montserrat" fo:font-size="12pt" fo:letter-spacing="normal" fo:font-style="normal" fo:font-weight="normal" officeooo:rsid="00153987" officeooo:paragraph-rsid="001d7627" style:font-size-asian="12pt" style:font-size-complex="12pt" loext:padding="0in" loext:border="none"/>
    </style:style>
    <style:style style:name="P7" style:family="paragraph" style:parent-style-name="Standard">
      <style:text-properties fo:font-variant="normal" fo:text-transform="none" fo:color="#373737" style:font-name="Montserrat" fo:font-size="12pt" fo:letter-spacing="normal" fo:font-style="normal" fo:font-weight="normal" officeooo:rsid="00153987" officeooo:paragraph-rsid="002bc6aa" style:font-size-asian="12pt" style:font-size-complex="12pt" loext:padding="0in" loext:border="none"/>
    </style:style>
    <style:style style:name="P8" style:family="paragraph" style:parent-style-name="Standard">
      <style:text-properties fo:font-variant="normal" fo:text-transform="none" fo:color="#373737" style:font-name="Montserrat" fo:font-size="12pt" fo:letter-spacing="normal" fo:font-style="italic" fo:font-weight="normal" officeooo:rsid="0016d930" officeooo:paragraph-rsid="0016d930" style:font-size-asian="12pt" style:font-style-asian="italic" style:font-size-complex="12pt" style:font-style-complex="italic" loext:padding="0in" loext:border="none"/>
    </style:style>
    <style:style style:name="P9" style:family="paragraph" style:parent-style-name="Standard">
      <style:paragraph-properties fo:text-align="center" style:justify-single-word="false"/>
      <style:text-properties style:font-name="Montserrat" fo:font-size="20pt" fo:font-weight="bold" officeooo:rsid="00153987" officeooo:paragraph-rsid="00153987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Montserrat" officeooo:rsid="00153987" officeooo:paragraph-rsid="00153987"/>
    </style:style>
    <style:style style:name="P11" style:family="paragraph" style:parent-style-name="Standard">
      <style:text-properties style:font-name="Montserrat" officeooo:rsid="00153987" officeooo:paragraph-rsid="0016d930"/>
    </style:style>
    <style:style style:name="P12" style:family="paragraph" style:parent-style-name="Standard">
      <style:text-properties style:font-name="Montserrat" officeooo:rsid="00153987" officeooo:paragraph-rsid="0017bede"/>
    </style:style>
    <style:style style:name="P13" style:family="paragraph" style:parent-style-name="Standard">
      <style:text-properties style:font-name="Montserrat" officeooo:rsid="00153987" officeooo:paragraph-rsid="001ccef5"/>
    </style:style>
    <style:style style:name="P14" style:family="paragraph" style:parent-style-name="Standard">
      <style:text-properties style:font-name="Montserrat" officeooo:rsid="00153987" officeooo:paragraph-rsid="001d7627"/>
    </style:style>
    <style:style style:name="P15" style:family="paragraph" style:parent-style-name="Standard">
      <style:text-properties style:font-name="Montserrat" officeooo:rsid="00153987" officeooo:paragraph-rsid="002bc6aa"/>
    </style:style>
    <style:style style:name="P16" style:family="paragraph" style:parent-style-name="Standard">
      <style:text-properties style:font-name="Montserrat" fo:font-size="15pt" style:text-underline-style="solid" style:text-underline-width="auto" style:text-underline-color="font-color" fo:font-weight="bold" officeooo:rsid="00153987" officeooo:paragraph-rsid="00153987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Montserrat" fo:font-weight="bold" officeooo:paragraph-rsid="0015398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Montserrat" fo:font-weight="bold" officeooo:rsid="00153987" officeooo:paragraph-rsid="00153987" style:font-weight-asian="bold" style:font-weight-complex="bold"/>
    </style:style>
    <style:style style:name="P19" style:family="paragraph" style:parent-style-name="Standard">
      <style:text-properties style:font-name="Montserrat" style:text-underline-style="solid" style:text-underline-width="auto" style:text-underline-color="font-color" fo:font-weight="bold" officeooo:rsid="00153987" officeooo:paragraph-rsid="00153987" style:font-weight-asian="bold" style:font-weight-complex="bold"/>
    </style:style>
    <style:style style:name="P20" style:family="paragraph" style:parent-style-name="Standard">
      <style:text-properties style:font-name="Montserrat" style:text-underline-style="solid" style:text-underline-width="auto" style:text-underline-color="font-color" fo:font-weight="bold" officeooo:rsid="00153987" officeooo:paragraph-rsid="0017bede" style:font-weight-asian="bold" style:font-weight-complex="bold"/>
    </style:style>
    <style:style style:name="P21" style:family="paragraph" style:parent-style-name="Standard">
      <style:text-properties style:font-name="Montserrat" fo:font-size="10.5pt" officeooo:paragraph-rsid="001d7627" style:font-size-asian="10.5pt" style:font-size-complex="10.5pt"/>
    </style:style>
    <style:style style:name="P22" style:family="paragraph" style:parent-style-name="Standard">
      <style:text-properties style:font-name="Montserrat" fo:font-size="10.5pt" officeooo:rsid="001d7627" officeooo:paragraph-rsid="001d7627" style:font-size-asian="10.5pt" style:font-size-complex="10.5pt"/>
    </style:style>
    <style:style style:name="P23" style:family="paragraph" style:parent-style-name="Standard">
      <style:text-properties style:font-name="Montserrat" officeooo:rsid="001d7627" officeooo:paragraph-rsid="001d7627"/>
    </style:style>
    <style:style style:name="P24" style:family="paragraph" style:parent-style-name="Standard">
      <style:text-properties style:font-name="Montserrat" officeooo:rsid="00210c9a" officeooo:paragraph-rsid="00210c9a"/>
    </style:style>
    <style:style style:name="P25" style:family="paragraph" style:parent-style-name="Standard">
      <style:text-properties style:font-name="Montserrat" officeooo:paragraph-rsid="00153987"/>
    </style:style>
    <style:style style:name="P26" style:family="paragraph" style:parent-style-name="Standard">
      <style:text-properties style:font-name="Montserrat" officeooo:rsid="00274c1a" officeooo:paragraph-rsid="00274c1a"/>
    </style:style>
    <style:style style:name="P27" style:family="paragraph" style:parent-style-name="Standard">
      <style:text-properties style:font-name="Montserrat" officeooo:rsid="002bc6aa" officeooo:paragraph-rsid="002bc6aa"/>
    </style:style>
    <style:style style:name="P28" style:family="paragraph" style:parent-style-name="Standard">
      <style:text-properties style:font-name="Montserrat" officeooo:rsid="002bc6aa" officeooo:paragraph-rsid="002cbbc3"/>
    </style:style>
    <style:style style:name="P29" style:family="paragraph" style:parent-style-name="Standard">
      <style:text-properties style:font-name="Montserrat" officeooo:rsid="002cd52c" officeooo:paragraph-rsid="002cd52c"/>
    </style:style>
    <style:style style:name="P30" style:family="paragraph" style:parent-style-name="Standard">
      <style:text-properties style:font-name="Montserrat" officeooo:rsid="002cbbc3" officeooo:paragraph-rsid="002cbbc3"/>
    </style:style>
    <style:style style:name="P31" style:family="paragraph" style:parent-style-name="Standard">
      <style:text-properties officeooo:paragraph-rsid="00153987"/>
    </style:style>
    <style:style style:name="P3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373737" style:font-name="Montserrat" fo:font-size="10.5pt" fo:letter-spacing="normal" fo:font-style="normal" fo:font-weight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373737" style:font-name="Montserrat" fo:font-size="10.5pt" fo:letter-spacing="normal" fo:font-style="normal" fo:font-weight="normal" officeooo:paragraph-rsid="001a3017" loext:padding="0in" loext:border="none"/>
    </style:style>
    <style:style style:name="P3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373737" style:font-name="Montserrat" fo:font-size="10.5pt" fo:letter-spacing="normal" fo:font-style="normal" fo:font-weight="normal" officeooo:paragraph-rsid="001ccef5" loext:padding="0in" loext:border="none"/>
    </style:style>
    <style:style style:name="P3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373737" style:font-name="Montserrat" fo:font-size="10.5pt" fo:letter-spacing="normal" fo:font-style="normal" fo:font-weight="normal" officeooo:paragraph-rsid="00245410" loext:padding="0in" loext:border="none"/>
    </style:style>
    <style:style style:name="P36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373737" style:font-name="Montserrat" fo:font-size="10.5pt" fo:letter-spacing="normal" fo:font-style="normal" fo:font-weight="normal" officeooo:paragraph-rsid="00261c94" loext:padding="0in" loext:border="none"/>
    </style:style>
    <style:style style:name="P37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373737" style:font-name="Montserrat" fo:font-size="10.5pt" fo:letter-spacing="normal" fo:font-style="normal" fo:font-weight="normal" officeooo:rsid="00153987" officeooo:paragraph-rsid="0016d930" loext:padding="0in" loext:border="none"/>
    </style:style>
    <style:style style:name="P38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373737" style:font-name="Montserrat" fo:font-size="10.5pt" fo:letter-spacing="normal" fo:font-style="normal" fo:font-weight="normal" officeooo:rsid="00153987" officeooo:paragraph-rsid="001ccef5" loext:padding="0in" loext:border="none"/>
    </style:style>
    <style:style style:name="P39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000000" style:font-name="Montserrat" fo:font-size="10.5pt" fo:letter-spacing="normal" fo:font-style="normal" style:text-underline-style="none" fo:font-weight="normal" officeooo:rsid="001ed3fe" officeooo:paragraph-rsid="001ed3fe" style:font-size-asian="10.5pt" style:font-weight-asian="bold" style:font-size-complex="10.5pt" style:font-weight-complex="bold" loext:padding="0in" loext:border="none"/>
    </style:style>
    <style:style style:name="P40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.0291in" fo:border-left="none" fo:border-right="none" fo:border-top="none" fo:border-bottom="0.06pt solid #000000" style:join-border="false"/>
      <style:text-properties fo:font-variant="normal" fo:text-transform="none" fo:color="#000000" style:font-name="Montserrat" fo:font-size="10.5pt" fo:letter-spacing="normal" fo:font-style="normal" style:text-underline-style="none" fo:font-weight="normal" officeooo:rsid="001ed3fe" officeooo:paragraph-rsid="002bc6aa" style:font-size-asian="10.5pt" style:font-weight-asian="bold" style:font-size-complex="10.5pt" style:font-weight-complex="bold" loext:padding="0in" loext:border="none"/>
    </style:style>
    <style:style style:name="P41" style:family="paragraph" style:parent-style-name="Standard">
      <style:paragraph-properties fo:break-before="page"/>
      <style:text-properties style:font-name="Montserrat" style:text-underline-style="solid" style:text-underline-width="auto" style:text-underline-color="font-color" fo:font-weight="bold" officeooo:rsid="00153987" officeooo:paragraph-rsid="0017bede" style:font-weight-asian="bold" style:font-weight-complex="bold"/>
    </style:style>
    <style:style style:name="P4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Montserrat" officeooo:rsid="001d7627" officeooo:paragraph-rsid="001f85ea"/>
    </style:style>
    <style:style style:name="P43" style:family="paragraph" style:parent-style-name="Standard" style:list-style-name="L1">
      <style:text-properties style:font-name="Montserrat" officeooo:rsid="00153987" officeooo:paragraph-rsid="00153987"/>
    </style:style>
    <style:style style:name="P44" style:family="paragraph" style:parent-style-name="Standard">
      <style:text-properties style:font-name="Montserrat" fo:font-size="10.5pt" officeooo:rsid="001d7627" officeooo:paragraph-rsid="002eb29c" style:font-size-asian="10.5pt" style:font-size-complex="10.5pt"/>
    </style:style>
    <style:style style:name="P45" style:family="paragraph" style:parent-style-name="Standard" style:list-style-name="L2">
      <style:text-properties fo:font-variant="normal" fo:text-transform="none" fo:color="#373737" style:font-name="Montserrat" fo:font-size="12pt" fo:letter-spacing="normal" fo:font-style="normal" fo:font-weight="normal" officeooo:rsid="0016d930" officeooo:paragraph-rsid="0016d930" style:font-size-asian="12pt" style:font-size-complex="12pt" loext:padding="0in" loext:border="none"/>
    </style:style>
    <style:style style:name="P46" style:family="paragraph" style:parent-style-name="Standard" style:list-style-name="L2">
      <style:text-properties fo:font-variant="normal" fo:text-transform="none" fo:color="#373737" style:font-name="Montserrat" fo:font-size="12pt" fo:letter-spacing="normal" fo:font-style="normal" fo:font-weight="normal" officeooo:rsid="0016d930" officeooo:paragraph-rsid="0023c721" style:font-size-asian="12pt" style:font-size-complex="12pt" loext:padding="0in" loext:border="none"/>
    </style:style>
    <style:style style:name="P47" style:family="paragraph" style:parent-style-name="Standard" style:list-style-name="L2">
      <style:text-properties fo:font-variant="normal" fo:text-transform="none" fo:color="#373737" style:font-name="Montserrat" fo:font-size="12pt" fo:letter-spacing="normal" fo:font-style="normal" fo:font-weight="normal" officeooo:rsid="001b9a19" officeooo:paragraph-rsid="001b9a19" style:font-size-asian="12pt" style:font-size-complex="12pt" loext:padding="0in" loext:border="none"/>
    </style:style>
    <style:style style:name="P48" style:family="paragraph" style:parent-style-name="Standard" style:list-style-name="L2">
      <style:text-properties fo:font-variant="normal" fo:text-transform="none" fo:color="#373737" style:font-name="Montserrat" fo:font-size="12pt" fo:letter-spacing="normal" fo:font-style="normal" fo:font-weight="normal" officeooo:rsid="001b9a19" officeooo:paragraph-rsid="0023c721" style:font-size-asian="12pt" style:font-size-complex="12pt" loext:padding="0in" loext:border="none"/>
    </style:style>
    <style:style style:name="T1" style:family="text">
      <style:text-properties officeooo:rsid="00153987"/>
    </style:style>
    <style:style style:name="T2" style:family="text">
      <style:text-properties officeooo:rsid="0016d930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7bede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ccef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d762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bc6aa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d930" style:font-weight-asian="bold" style:font-weight-complex="bold"/>
    </style:style>
    <style:style style:name="T10" style:family="text">
      <style:text-properties fo:font-weight="bold" officeooo:rsid="00153987" style:font-weight-asian="bold" style:font-weight-complex="bold"/>
    </style:style>
    <style:style style:name="T11" style:family="text">
      <style:text-properties fo:font-weight="bold" officeooo:rsid="0017bede" style:font-weight-asian="bold" style:font-weight-complex="bold"/>
    </style:style>
    <style:style style:name="T12" style:family="text">
      <style:text-properties officeooo:rsid="0017bede"/>
    </style:style>
    <style:style style:name="T13" style:family="text">
      <style:text-properties style:font-name="Montserrat" officeooo:rsid="00153987"/>
    </style:style>
    <style:style style:name="T14" style:family="text">
      <style:text-properties style:font-name="Montserrat" officeooo:rsid="002d98ae"/>
    </style:style>
    <style:style style:name="T15" style:family="text">
      <style:text-properties officeooo:rsid="001a3017"/>
    </style:style>
    <style:style style:name="T16" style:family="text">
      <style:text-properties officeooo:rsid="001ccef5"/>
    </style:style>
    <style:style style:name="T17" style:family="text">
      <style:text-properties officeooo:rsid="00210c9a"/>
    </style:style>
    <style:style style:name="T18" style:family="text">
      <style:text-properties officeooo:rsid="0021dcbf"/>
    </style:style>
    <style:style style:name="T19" style:family="text">
      <style:text-properties officeooo:rsid="0023936e"/>
    </style:style>
    <style:style style:name="T20" style:family="text">
      <style:text-properties officeooo:rsid="00245410"/>
    </style:style>
    <style:style style:name="T21" style:family="text">
      <style:text-properties officeooo:rsid="00274c1a"/>
    </style:style>
    <style:style style:name="T22" style:family="text">
      <style:text-properties officeooo:rsid="002cbbc3"/>
    </style:style>
    <style:style style:name="T23" style:family="text">
      <style:text-properties officeooo:rsid="002eb2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ands-On with Heat – OpenStack Service Orchestration</text:p>
      <text:p text:style-name="P10"/>
      <text:p text:style-name="P10"/>
      <text:p text:style-name="P16">Useful Information</text:p>
      <text:p text:style-name="P31"><text:span text:style-name="T13">The address for your cloud is </text:span><text:a xlink:type="simple" xlink:href="http://192.168.126.3/" text:style-name="Internet_20_link" text:visited-style-name="Visited_20_Internet_20_Link"><text:span text:style-name="T13">http://192.168.1</text:span></text:a><text:a xlink:type="simple" xlink:href="http://192.168.126.3/" text:style-name="Internet_20_link" text:visited-style-name="Visited_20_Internet_20_Link"><text:span text:style-name="T14">26.3</text:span></text:a></text:p>
      <text:p text:style-name="P10"/>
      <text:p text:style-name="P10">Navigate to Project → Orchestration → Stacks and click the button to create a new stack</text:p>
      <text:p text:style-name="P10"/>
      <text:p text:style-name="P10">You may use one of the following methods for inputting your template:</text:p>
      <text:list xml:id="list2750616208438009514" text:style-name="L1">
        <text:list-item>
          <text:p text:style-name="P43">Select “Direct Input” in the stack creation pop-up and either type or copy &amp; paste the template from this lab guide into the appropriate box.</text:p>
        </text:list-item>
        <text:list-item>
          <text:p text:style-name="P43">Copy the contents of the template to a text file, save it to your desktop, and then select “File” as your template source and upload the file.</text:p>
        </text:list-item>
      </text:list>
      <text:p text:style-name="P25"/>
      <text:p text:style-name="P26">Delete your stack after each lab exercise.</text:p>
      <text:p text:style-name="P17"/>
      <text:p text:style-name="P17"/>
      <text:p text:style-name="P18">REMEMBER – INDENTATION/SPACING/<text:span text:style-name="T18">CAPITALIZATION</text:span> MATTERS IN YAML</text:p>
      <text:p text:style-name="P10"/>
      <text:p text:style-name="P19"><text:span text:style-name="T12">Exercise</text:span> 1 – “Hello World”</text:p>
      <text:p text:style-name="P10"><text:span text:style-name="T17">1. </text:span>Using one of the steps above, input the text between the dotted lines into the stack creation dialogue <text:span text:style-name="T17">for the 'Template Data' field</text:span>. <text:span text:style-name="T17">Leave every other field as is then hit 'Next'.</text:span></text:p>
      <text:p text:style-name="P10">------------------------------------------------------------</text:p>
      <text:p text:style-name="P1">heat_template_version: 2013-05-23</text:p>
      <text:p text:style-name="P32"/>
      <text:p text:style-name="P33">description: Simple template to deploy a single compute instance<text:line-break/><text:line-break/>resources:<text:line-break/> <text:s/>blog:<text:line-break/> <text:s text:c="3"/>type: OS::Nova::Server<text:line-break/> <text:s text:c="3"/>properties:<text:line-break/> <text:s text:c="5"/>key_name: <text:span text:style-name="T15">rashford</text:span><text:line-break/> <text:s text:c="5"/>image: rashford/wordpress<text:line-break/> <text:s text:c="5"/>flavor: m1.tiny</text:p>
      <text:p text:style-name="P10">------------------------------------------------------------</text:p>
      <text:p text:style-name="P24"/>
      <text:p text:style-name="P41"><text:span text:style-name="T12">Exercise</text:span> 2 – “Parameters”</text:p>
      <text:p text:style-name="P10">Using one of the steps above, input the text between the dotted lines into the stack creation dialogue</text:p>
      <text:p text:style-name="P10">------------------------------------------------------------</text:p>
      <text:p text:style-name="P2">heat_template_version: 2013-05-23<text:line-break/><text:line-break/>description: Simple template to deploy a single compute instance<text:line-break/><text:line-break/>parameters:<text:line-break/> <text:s/>key_name:<text:line-break/> <text:s text:c="3"/>type: string<text:line-break/> <text:s text:c="3"/>label: Key Name<text:line-break/> <text:s text:c="3"/>description: Name of key-pair to be used for compute instance<text:line-break/> <text:s/>image_id:<text:line-break/> <text:s text:c="3"/>type: string<text:line-break/> <text:s text:c="3"/>label: Image ID<text:line-break/> <text:s text:c="3"/>description: Image to be used for compute instance<text:line-break/> <text:s/>instance_type:<text:line-break/> <text:s text:c="3"/>type: string<text:line-break/> <text:s text:c="3"/>label: Instance Type<text:line-break/> <text:s text:c="3"/>description: Type of instance (flavor) to be used<text:line-break/><text:line-break/>resources:<text:line-break/> <text:s/>my_instance:<text:line-break/> <text:s text:c="3"/>type: OS::Nova::Server<text:line-break/> <text:s text:c="3"/>properties:<text:line-break/> <text:s text:c="5"/>key_name: { get_param: key_name }<text:line-break/> <text:s text:c="5"/>image: { get_param: image_id }<text:line-break/> <text:s text:c="5"/>flavor: { get_param: instance_type }</text:p>
      <text:p text:style-name="P11">------------------------------------------------------------</text:p>
      <text:p text:style-name="P4"/>
      <text:p text:style-name="P8">Valid inputs to launch your parameters template:</text:p>
      <text:list xml:id="list5412399105348905230" text:style-name="L2">
        <text:list-item>
          <text:p text:style-name="P45">Key Name = <text:span text:style-name="T19">rashford</text:span></text:p>
        </text:list-item>
        <text:list-item>
          <text:p text:style-name="P47">Image ID = rashford/wordpress</text:p>
        </text:list-item>
        <text:list-item>
          <text:p text:style-name="P46">Instance Type = m1.tiny</text:p>
          <text:p text:style-name="P48"/>
        </text:list-item>
      </text:list>
      <text:p text:style-name="P20"><text:span text:style-name="T12">Exercise</text:span> <text:span text:style-name="T2">3</text:span> – “<text:span text:style-name="T21">Defaults</text:span>”</text:p>
      <text:p text:style-name="P11">Using <text:span text:style-name="T2">the template text below as a guide, create a </text:span><text:span text:style-name="T9">NEW</text:span><text:span text:style-name="T2"> stack and </text:span><text:span text:style-name="T9">MODIFY</text:span><text:span text:style-name="T2"> the “Parameters” lab template above to include default input for </text:span><text:span text:style-name="T9">both</text:span><text:span text:style-name="T2"> parameters</text:span></text:p>
      <text:p text:style-name="P11">------------------------------------------------------------</text:p>
      <text:p text:style-name="P36"><text:span text:style-name="T1"><text:s text:c="2"/></text:span>instance_type:<text:line-break/><text:span text:style-name="T1"> <text:s text:c="3"/></text:span>type: string<text:line-break/><text:span text:style-name="T1"> <text:s text:c="3"/></text:span>label: Instance Type<text:line-break/><text:span text:style-name="T1"> <text:s text:c="3"/></text:span>description: Type of instance (flavor) to be used<text:line-break/><text:span text:style-name="T1"> <text:s text:c="3"/></text:span><text:span text:style-name="T8">default: m1.tiny</text:span></text:p>
      <text:p text:style-name="P11">------------------------------------------------------------</text:p>
      <text:p text:style-name="P37"><text:soft-page-break/></text:p>
      <text:p text:style-name="P20"/>
      <text:p text:style-name="P41"><text:span text:style-name="T12">Exercise</text:span> <text:span text:style-name="T12">4</text:span> – “<text:span text:style-name="T12">Restricting User Input</text:span>”</text:p>
      <text:p text:style-name="P12">Using <text:span text:style-name="T2">the template text below as a guide, </text:span><text:span text:style-name="T9">MODIFY</text:span><text:span text:style-name="T2"> the “Parameters” lab template above to restrict the input for </text:span><text:span text:style-name="T9">both</text:span><text:span text:style-name="T2"> parameters</text:span></text:p>
      <text:p text:style-name="P12">------------------------------------------------------------</text:p>
      <text:p text:style-name="P35">parameters:<text:line-break/><text:span text:style-name="T1"> <text:s/></text:span>instance_type:<text:line-break/><text:span text:style-name="T1"> <text:s text:c="3"/></text:span>type: string<text:line-break/><text:span text:style-name="T1"> <text:s text:c="3"/></text:span>label: Instance Type<text:line-break/><text:span text:style-name="T1"> <text:s text:c="3"/></text:span>description: Type of instance (flavor) to be used</text:p>
      <text:p text:style-name="P35"><text:s text:c="4"/><text:span text:style-name="T20">default: m1.tiny</text:span><text:line-break/><text:span text:style-name="T1"> <text:s text:c="3"/></text:span><text:span text:style-name="T10">constraints:</text:span></text:p>
      <text:p text:style-name="P3"><text:span text:style-name="T8"><text:s text:c="6"/>- </text:span><text:span text:style-name="T11">allowed_values: [ m1.tiny, m1.tiny, m1.medium]</text:span><text:span text:style-name="T8"><text:line-break/> <text:s text:c="7"/></text:span><text:span text:style-name="T11">description: Value must be one of m1.tiny, m1.tiny, m1.medium</text:span><text:line-break/>------------------------------------------------------------</text:p>
      <text:p text:style-name="P38"/>
      <text:p text:style-name="P5"><text:span text:style-name="T4">Exercise</text:span><text:span text:style-name="T3"> </text:span><text:span text:style-name="T5">5</text:span><text:span text:style-name="T3"> – “</text:span><text:span text:style-name="T5">2 Servers</text:span><text:span text:style-name="T3">”</text:span></text:p>
      <text:p text:style-name="P13">Using <text:span text:style-name="T2">the template text below as a guide, </text:span><text:span text:style-name="T9">MODIFY</text:span><text:span text:style-name="T2"> the “Parameters” lab template above to add in a second server</text:span></text:p>
      <text:p text:style-name="P13">------------------------------------------------------------</text:p>
      <text:p text:style-name="P34"><text:s text:c="2"/><text:span text:style-name="T16">database</text:span>:<text:line-break/> <text:s text:c="3"/>type: OS::Nova::Server<text:line-break/> <text:s text:c="3"/>properties:<text:line-break/> <text:s text:c="5"/>key_name: <text:span text:style-name="T15">rashford</text:span><text:line-break/> <text:s text:c="5"/>image: <text:span text:style-name="T16">rashford/mysql</text:span><text:line-break/> <text:s text:c="5"/>flavor: m1.tiny</text:p>
      <text:p text:style-name="P13">------------------------------------------------------------</text:p>
      <text:p text:style-name="P38"/>
      <text:p text:style-name="P5"><text:span text:style-name="T4">Exercise</text:span><text:span text:style-name="T3"> </text:span><text:span text:style-name="T5">6</text:span><text:span text:style-name="T3"> – “</text:span><text:span text:style-name="T5">Network</text:span><text:span text:style-name="T3">”</text:span></text:p>
      <text:p text:style-name="P13">Using <text:span text:style-name="T2">the template text below, launch the blog service</text:span></text:p>
      <text:p text:style-name="P13">------------------------------------------------------------</text:p>
      <text:p text:style-name="P22">heat_template_version: 2013-05-23</text:p>
      <text:p text:style-name="P21"/>
      <text:p text:style-name="P22">description: Simple template to deploy a single compute instance</text:p>
      <text:p text:style-name="P21"/>
      <text:p text:style-name="P22">parameters:</text:p>
      <text:p text:style-name="P22"><text:s text:c="2"/>private_net_cidr:</text:p>
      <text:p text:style-name="P22"><text:s text:c="4"/>type: string</text:p>
      <text:p text:style-name="P22"><text:s text:c="4"/>description: Data network address (CIDR notation)</text:p>
      <text:p text:style-name="P22"><text:s text:c="4"/>default: 172.16.0.0/24</text:p>
      <text:p text:style-name="P21"/>
      <text:p text:style-name="P22">resources:</text:p>
      <text:p text:style-name="P22"><text:s text:c="2"/>wordpress:</text:p>
      <text:p text:style-name="P22"><text:s text:c="4"/>type: OS::Nova::Server</text:p>
      <text:p text:style-name="P22"><text:s text:c="4"/>properties:</text:p>
      <text:p text:style-name="P22"><text:s text:c="6"/>key_name: rashford</text:p>
      <text:p text:style-name="P22"><text:s text:c="6"/>image: rashford/wordpress</text:p>
      <text:p text:style-name="P22"><text:s text:c="6"/>flavor: m1.tiny</text:p>
      <text:p text:style-name="P22"><text:soft-page-break/><text:s text:c="6"/>networks:</text:p>
      <text:p text:style-name="P22"><text:s text:c="8"/>- port: { get_resource: wordpress_data_port }</text:p>
      <text:p text:style-name="P22"><text:s text:c="8"/>- port: { get_resource: wordpress_port }</text:p>
      <text:p text:style-name="P21"/>
      <text:p text:style-name="P22"><text:s text:c="2"/>database:</text:p>
      <text:p text:style-name="P22"><text:s text:c="4"/>type: OS::Nova::Server</text:p>
      <text:p text:style-name="P22"><text:s text:c="4"/>properties:</text:p>
      <text:p text:style-name="P22"><text:s text:c="6"/>key_name: rashford</text:p>
      <text:p text:style-name="P22"><text:s text:c="6"/>image: rashford/mysql</text:p>
      <text:p text:style-name="P22"><text:s text:c="6"/>flavor: m1.tiny</text:p>
      <text:p text:style-name="P22"><text:s text:c="6"/>networks:</text:p>
      <text:p text:style-name="P22"><text:s text:c="8"/>- port: { get_resource: mysql_data_port }</text:p>
      <text:p text:style-name="P21"/>
      <text:p text:style-name="P22"><text:s text:c="2"/>private_net:</text:p>
      <text:p text:style-name="P22"><text:s text:c="4"/>type: OS::Neutron::Net</text:p>
      <text:p text:style-name="P22"><text:s text:c="4"/>properties:</text:p>
      <text:p text:style-name="P22"><text:s text:c="6"/>name: data</text:p>
      <text:p text:style-name="P21"/>
      <text:p text:style-name="P22"><text:s text:c="2"/>private_subnet:</text:p>
      <text:p text:style-name="P22"><text:s text:c="4"/>type: OS::Neutron::Subnet</text:p>
      <text:p text:style-name="P22"><text:s text:c="4"/>properties:</text:p>
      <text:p text:style-name="P22"><text:s text:c="6"/>network_id: { get_resource: private_net }</text:p>
      <text:p text:style-name="P22"><text:s text:c="6"/>cidr: { get_param: private_net_cidr }</text:p>
      <text:p text:style-name="P21"/>
      <text:p text:style-name="P22"><text:s text:c="2"/>wordpress_port:</text:p>
      <text:p text:style-name="P22"><text:s text:c="4"/>type: OS::Neutron::Port</text:p>
      <text:p text:style-name="P22"><text:s text:c="4"/>properties:</text:p>
      <text:p text:style-name="P22"><text:s text:c="6"/>network_id: 79a090d5-b626-4bdd-9c17-84a6d01ff0b0</text:p>
      <text:p text:style-name="P22"><text:s text:c="6"/>security_groups: [ { get_resource: www_group } ]</text:p>
      <text:p text:style-name="P21"/>
      <text:p text:style-name="P22"><text:s text:c="2"/>wordpress_data_port:</text:p>
      <text:p text:style-name="P22"><text:s text:c="4"/>type: OS::Neutron::Port</text:p>
      <text:p text:style-name="P22"><text:s text:c="4"/>properties:</text:p>
      <text:p text:style-name="P22"><text:s text:c="6"/>network_id: { get_resource: private_net }</text:p>
      <text:p text:style-name="P22"><text:s text:c="6"/>fixed_ips:</text:p>
      <text:p text:style-name="P22"><text:s text:c="8"/>- subnet_id: { get_resource: private_subnet }</text:p>
      <text:p text:style-name="P22"><text:s/></text:p>
      <text:p text:style-name="P22"><text:s text:c="2"/>wordpress_floating_ip:</text:p>
      <text:p text:style-name="P22"><text:s text:c="4"/>type: OS::Neutron::FloatingIP</text:p>
      <text:p text:style-name="P22"><text:s text:c="4"/>properties:</text:p>
      <text:p text:style-name="P44"><text:s text:c="6"/>floating_network_id: <text:span text:style-name="T23">2b85b72c-21fc-4b91-b990-24fac381658d</text:span></text:p>
      <text:p text:style-name="P22"><text:s text:c="6"/>port_id: { get_resource: wordpress_port }</text:p>
      <text:p text:style-name="P21"/>
      <text:p text:style-name="P22"><text:s text:c="2"/>mysql_data_port:</text:p>
      <text:p text:style-name="P22"><text:s text:c="4"/>type: OS::Neutron::Port</text:p>
      <text:p text:style-name="P22"><text:s text:c="4"/>properties:</text:p>
      <text:p text:style-name="P22"><text:s text:c="6"/>network_id: { get_resource: private_net }</text:p>
      <text:p text:style-name="P22"><text:s text:c="6"/>security_groups: [ { get_resource: mysql_group } ]</text:p>
      <text:p text:style-name="P22"><text:soft-page-break/><text:s text:c="6"/>fixed_ips:</text:p>
      <text:p text:style-name="P22"><text:s text:c="8"/>- subnet_id: { get_resource: private_subnet }</text:p>
      <text:p text:style-name="P21"/>
      <text:p text:style-name="P22"><text:s text:c="2"/>www_group:</text:p>
      <text:p text:style-name="P22"><text:s text:c="4"/>type: OS::Neutron::SecurityGroup</text:p>
      <text:p text:style-name="P22"><text:s text:c="4"/>properties:</text:p>
      <text:p text:style-name="P22"><text:s text:c="6"/>description: Add security group rules for server</text:p>
      <text:p text:style-name="P22"><text:s text:c="6"/>name: www</text:p>
      <text:p text:style-name="P22"><text:s text:c="6"/>rules:</text:p>
      <text:p text:style-name="P22"><text:s text:c="8"/>- remote_ip_prefix: 0.0.0.0/0</text:p>
      <text:p text:style-name="P22"><text:s text:c="10"/>protocol: tcp</text:p>
      <text:p text:style-name="P22"><text:s text:c="10"/>port_range_min: 80</text:p>
      <text:p text:style-name="P22"><text:s text:c="10"/>port_range_max: 80</text:p>
      <text:p text:style-name="P22"><text:s text:c="8"/>- remote_ip_prefix: 0.0.0.0/0</text:p>
      <text:p text:style-name="P22"><text:s text:c="10"/>protocol: tcp</text:p>
      <text:p text:style-name="P22"><text:s text:c="10"/>port_range_min: 443</text:p>
      <text:p text:style-name="P22"><text:s text:c="10"/>port_range_max: 443</text:p>
      <text:p text:style-name="P22"><text:s text:c="8"/>- remote_ip_prefix: 0.0.0.0/0</text:p>
      <text:p text:style-name="P22"><text:s text:c="10"/>protocol: icmp</text:p>
      <text:p text:style-name="P21"/>
      <text:p text:style-name="P22"><text:s text:c="2"/>mysql_group:</text:p>
      <text:p text:style-name="P22"><text:s text:c="4"/>type: OS::Neutron::SecurityGroup</text:p>
      <text:p text:style-name="P22"><text:s text:c="4"/>properties:</text:p>
      <text:p text:style-name="P22"><text:s text:c="6"/>description: Add security group rules for server</text:p>
      <text:p text:style-name="P22"><text:s text:c="6"/>name: mysql</text:p>
      <text:p text:style-name="P22"><text:s text:c="6"/>rules:</text:p>
      <text:p text:style-name="P22"><text:s text:c="8"/>- remote_ip_prefix: 0.0.0.0/0</text:p>
      <text:p text:style-name="P22"><text:s text:c="10"/>protocol: tcp</text:p>
      <text:p text:style-name="P22"><text:s text:c="10"/>port_range_min: 3306</text:p>
      <text:p text:style-name="P22"><text:s text:c="10"/>port_range_max: 3306</text:p>
      <text:p text:style-name="P22"><text:s text:c="8"/>- remote_ip_prefix: 0.0.0.0/0</text:p>
      <text:p text:style-name="P22"><text:s text:c="10"/>protocol: icmp</text:p>
      <text:p text:style-name="P23">------------------------------------------------------------</text:p>
      <text:p text:style-name="P38"/>
      <text:p text:style-name="P6"><text:span text:style-name="T4">Exercise</text:span><text:span text:style-name="T3"> </text:span><text:span text:style-name="T6">7</text:span><text:span text:style-name="T3"> – “</text:span><text:span text:style-name="T6">Volumes</text:span><text:span text:style-name="T3">”</text:span></text:p>
      <text:p text:style-name="P14"><text:span text:style-name="T9">MODIFY</text:span><text:span text:style-name="T2"> the “Network” lab template above to add in volume storage</text:span></text:p>
      <text:p text:style-name="P14">------------------------------------------------------------</text:p>
      <text:p text:style-name="P39"><text:s text:c="2"/>wordpress_vol:</text:p>
      <text:p text:style-name="P39"><text:s text:c="4"/>type: OS::Cinder::Volume</text:p>
      <text:p text:style-name="P39"><text:s text:c="4"/>properties:</text:p>
      <text:p text:style-name="P39"><text:s text:c="6"/>size: { get_param: wordpress_vol_size }</text:p>
      <text:p text:style-name="P39"/>
      <text:p text:style-name="P39"><text:s text:c="2"/>wordpress_vol_att:</text:p>
      <text:p text:style-name="P39"><text:s text:c="4"/>type: OS::Cinder::VolumeAttachment</text:p>
      <text:p text:style-name="P39"><text:s text:c="4"/>properties:</text:p>
      <text:p text:style-name="P39"><text:s text:c="6"/>instance_uuid: { get_resource: wordpress }</text:p>
      <text:p text:style-name="P39"><text:s text:c="6"/>volume_id: { get_resource: wordpress_vol }</text:p>
      <text:p text:style-name="P39"><text:s text:c="6"/>mountpoint: /dev/vdb</text:p>
      <text:p text:style-name="P39"><text:soft-page-break/></text:p>
      <text:p text:style-name="P39"><text:s text:c="2"/>mysql_vol:</text:p>
      <text:p text:style-name="P39"><text:s text:c="4"/>type: OS::Cinder::Volume</text:p>
      <text:p text:style-name="P39"><text:s text:c="4"/>properties:</text:p>
      <text:p text:style-name="P39"><text:s text:c="6"/>size: { get_param: mysql_vol_size }</text:p>
      <text:p text:style-name="P39"/>
      <text:p text:style-name="P39"><text:s text:c="2"/>mysql_vol_att:</text:p>
      <text:p text:style-name="P39"><text:s text:c="4"/>type: OS::Cinder::VolumeAttachment</text:p>
      <text:p text:style-name="P39"><text:s text:c="4"/>properties:</text:p>
      <text:p text:style-name="P39"><text:s text:c="6"/>instance_uuid: { get_resource: database }</text:p>
      <text:p text:style-name="P39"><text:s text:c="6"/>volume_id: { get_resource: mysql_vol }</text:p>
      <text:p text:style-name="P39"><text:s text:c="6"/>mountpoint: /dev/vdb</text:p>
      <text:p text:style-name="P42"/>
      <text:p text:style-name="P7"><text:span text:style-name="T4">Exercise</text:span><text:span text:style-name="T3"> </text:span><text:span text:style-name="T7">8</text:span><text:span text:style-name="T3"> – “</text:span><text:span text:style-name="T7">Auto-Scaling/Load Balancing</text:span><text:span text:style-name="T3">”</text:span></text:p>
      <text:p text:style-name="P28">Pull the apache-autoscaling.yaml file and the lb_server.yaml file from the web server at <text:a xlink:type="simple" xlink:href="http://192.168.124.1/heat" text:style-name="Internet_20_link" text:visited-style-name="Visited_20_Internet_20_Link">http://192.168.124.1/heat</text:a> and study them. <text:s/></text:p>
      <text:p text:style-name="P28"/>
      <text:p text:style-name="P28">Launch the apache-autoscaling.yaml service and see it come up. <text:s/></text:p>
      <text:p text:style-name="P28"/>
      <text:p text:style-name="P28">Experiment with different <text:span text:style-name="T22">settings. <text:s/></text:span></text:p>
      <text:p text:style-name="P28"/>
      <text:p text:style-name="P30">For example, how can you change the default number of servers that start up? <text:s/></text:p>
      <text:p text:style-name="P28"/>
      <text:p text:style-name="P30">The current setup will deploy autoscale workloads one at a time. <text:s/>Can you set it to do it 3 at a time?</text:p>
      <text:p text:style-name="P28"/>
      <text:p text:style-name="P29">It currently is set to scale up if the cpu usage goes over 50% for 1 minute. <text:s/>Can you change these to make it scale up more aggressively?</text:p>
      <text:p text:style-name="P27"/>
      <text:p text:style-name="P27"/>
      <text:p text:style-name="P15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Ashford</meta:initial-creator>
    <meta:creation-date>2014-11-19T16:45:43.289572022</meta:creation-date>
    <dc:date>2016-04-28T14:05:37.580616758</dc:date>
    <dc:creator>Rick Ashford</dc:creator>
    <meta:editing-duration>PT6H55M3S</meta:editing-duration>
    <meta:editing-cycles>26</meta:editing-cycles>
    <meta:generator>LibreOffice/5.0.4.2$Linux_X86_64 LibreOffice_project/00m0$Build-2</meta:generator>
    <meta:document-statistic meta:table-count="0" meta:image-count="0" meta:object-count="0" meta:page-count="7" meta:paragraph-count="161" meta:word-count="825" meta:character-count="7550" meta:non-whitespace-character-count="6137"/>
  </office:meta>
</office:document-meta>
</file>